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450" officeooo:paragraph-rsid="001a6450"/>
    </style:style>
    <style:style style:name="P2" style:family="paragraph" style:parent-style-name="Standard">
      <style:text-properties officeooo:rsid="001ab38c" officeooo:paragraph-rsid="001ab38c"/>
    </style:style>
    <style:style style:name="P3" style:family="paragraph" style:parent-style-name="Standard">
      <style:text-properties officeooo:rsid="001ccd4a" officeooo:paragraph-rsid="001ccd4a"/>
    </style:style>
    <style:style style:name="P4" style:family="paragraph" style:parent-style-name="Standard">
      <style:text-properties officeooo:rsid="001d74f8" officeooo:paragraph-rsid="001d74f8"/>
    </style:style>
    <style:style style:name="P5" style:family="paragraph" style:parent-style-name="Standard">
      <style:text-properties officeooo:rsid="001e7952" officeooo:paragraph-rsid="001e7952"/>
    </style:style>
    <style:style style:name="P6" style:family="paragraph" style:parent-style-name="Standard">
      <style:text-properties officeooo:rsid="00202aea" officeooo:paragraph-rsid="00202aea"/>
    </style:style>
    <style:style style:name="P7" style:family="paragraph" style:parent-style-name="Standard">
      <style:text-properties fo:font-weight="bold" officeooo:rsid="001a6450" officeooo:paragraph-rsid="001a6450" style:font-weight-asian="bold" style:font-weight-complex="bold"/>
    </style:style>
    <style:style style:name="P8" style:family="paragraph" style:parent-style-name="Standard">
      <style:text-properties fo:font-weight="bold" officeooo:rsid="00202aea" officeooo:paragraph-rsid="00202aea" style:font-weight-asian="bold" style:font-weight-complex="bold"/>
    </style:style>
    <style:style style:name="P9" style:family="paragraph" style:parent-style-name="Standard">
      <style:text-properties fo:font-weight="bold" officeooo:rsid="001ab38c" officeooo:paragraph-rsid="001ab38c" style:font-weight-asian="bold" style:font-weight-complex="bold"/>
    </style:style>
    <style:style style:name="P10" style:family="paragraph" style:parent-style-name="Standard">
      <style:text-properties fo:font-weight="bold" officeooo:rsid="001ccd4a" officeooo:paragraph-rsid="001ccd4a" style:font-weight-asian="bold" style:font-weight-complex="bold"/>
    </style:style>
    <style:style style:name="P11" style:family="paragraph" style:parent-style-name="Standard">
      <style:text-properties fo:font-weight="bold" officeooo:rsid="001d74f8" officeooo:paragraph-rsid="001d74f8" style:font-weight-asian="bold" style:font-weight-complex="bold"/>
    </style:style>
    <style:style style:name="P12" style:family="paragraph" style:parent-style-name="Standard">
      <style:text-properties fo:font-weight="bold" officeooo:rsid="001e7952" officeooo:paragraph-rsid="001e7952" style:font-weight-asian="bold" style:font-weight-complex="bold"/>
    </style:style>
    <style:style style:name="P13" style:family="paragraph" style:parent-style-name="Standard">
      <style:text-properties officeooo:rsid="00225b13" officeooo:paragraph-rsid="00225b13"/>
    </style:style>
    <style:style style:name="T1" style:family="text">
      <style:text-properties officeooo:rsid="00202aea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a utilizar</text:p>
      <text:p text:style-name="P1"/>
      <text:p text:style-name="P1"/>
      <text:p text:style-name="P4">TAREA 1</text:p>
      <text:p text:style-name="P4"/>
      <text:p text:style-name="P1"><text:span text:style-name="T2">Configurar nombre de los switch</text:span></text:p>
      <text:p text:style-name="P1">enable</text:p>
      <text:p text:style-name="P1">conf term</text:p>
      <text:p text:style-name="P1">hostname S1</text:p>
      <text:p text:style-name="P1"/>
      <text:p text:style-name="P7">Configurar contraseña enable</text:p>
      <text:p text:style-name="P1">enable secret class</text:p>
      <text:p text:style-name="P1"/>
      <text:p text:style-name="P8">Configuraciones de la línea </text:p>
      <text:p text:style-name="P6">line vty 0 15</text:p>
      <text:p text:style-name="P6">password cisco</text:p>
      <text:p text:style-name="P6">login</text:p>
      <text:p text:style-name="P6">end</text:p>
      <text:p text:style-name="P1"/>
      <text:p text:style-name="P4"/>
      <text:p text:style-name="P4">TAREA 2</text:p>
      <text:p text:style-name="P4"/>
      <text:p text:style-name="P8">Asignar los nombres de las VLAN</text:p>
      <text:p text:style-name="P1"/>
      <text:p text:style-name="P1">vlan 2</text:p>
      <text:p text:style-name="P1">name INFORMATICA</text:p>
      <text:p text:style-name="P1">exit</text:p>
      <text:p text:style-name="P1">vlan 3</text:p>
      <text:p text:style-name="P1">name SISTEMAS</text:p>
      <text:p text:style-name="P1">exit</text:p>
      <text:p text:style-name="P1">vlan 4</text:p>
      <text:p text:style-name="P1">name MECANICA</text:p>
      <text:p text:style-name="P1">exit</text:p>
      <text:p text:style-name="P1"/>
      <text:p text:style-name="P9">ASIGNAR LOS PUERTOS DE ACCESO A LAS PCS A LAS VLAN</text:p>
      <text:p text:style-name="P2">interface range fastethernet0/1-2</text:p>
      <text:p text:style-name="P2">switchport mode access</text:p>
      <text:p text:style-name="P2">switchport access vlan 2</text:p>
      <text:p text:style-name="P2"/>
      <text:p text:style-name="P2">interface range fastethernet0/3-4</text:p>
      <text:p text:style-name="P2">switchport mode access</text:p>
      <text:p text:style-name="P2">switchport access vlan 3</text:p>
      <text:p text:style-name="P2"/>
      <text:p text:style-name="P2">interface range fastethernet0/5-6</text:p>
      <text:p text:style-name="P2">switchport mode access</text:p>
      <text:p text:style-name="P2">switchport access vlan 4</text:p>
      <text:p text:style-name="P2"/>
      <text:p text:style-name="P3">(en el s2 es igual porque he asignado los puertos del 1 al 6 a los PCS)</text:p>
      <text:p text:style-name="P3"/>
      <text:p text:style-name="P10">Verificar la implementación de la VLAN</text:p>
      <text:p text:style-name="P3">show vlan brief</text:p>
      <text:p text:style-name="P3"/>
      <text:p text:style-name="P10"><text:soft-page-break/>Configurar modo de puerto para ambos switches</text:p>
      <text:p text:style-name="P3">interface fastethernet0/24</text:p>
      <text:p text:style-name="P3">switchport mode trunk</text:p>
      <text:p text:style-name="P3">switchport trunk allowed vlan add 2</text:p>
      <text:p text:style-name="P3">switchport trunk allowed vlan add 3</text:p>
      <text:p text:style-name="P3">switchport trunk allowed vlan add 4</text:p>
      <text:p text:style-name="P3"/>
      <text:p text:style-name="P3"/>
      <text:p text:style-name="P4">TAREA 3</text:p>
      <text:p text:style-name="P4"/>
      <text:p text:style-name="P8">Asigne una dirección IP para el interfaz en el puerto 20 para VLAN 99</text:p>
      <text:p text:style-name="P6">interface vlan 99</text:p>
      <text:p text:style-name="P6">no shutdown</text:p>
      <text:p text:style-name="P6">exit</text:p>
      <text:p text:style-name="P6">interface fastethernet0/20</text:p>
      <text:p text:style-name="P6">switchport mode access</text:p>
      <text:p text:style-name="P6">switchport access vlan 99</text:p>
      <text:p text:style-name="P6"/>
      <text:p text:style-name="P6">interface vlan 99</text:p>
      <text:p text:style-name="P6">ip address 192.168.20.1 255.255.255.0</text:p>
      <text:p text:style-name="P4"/>
      <text:p text:style-name="P11">Configurar por TELNET el acceso de un equipo de administración </text:p>
      <text:p text:style-name="P13">telnet 192.168.20.1</text:p>
      <text:p text:style-name="P4"/>
      <text:p text:style-name="P11">Acceder a la línea de comandos y en los puertos 21 22 y 23 establezca la máxima seguridad solo un equipo pueda acceder</text:p>
      <text:p text:style-name="P4">switchport port-security maximum 1</text:p>
      <text:p text:style-name="P4"/>
      <text:p text:style-name="P11">La dirección MAC se detecte de forma dinámica y se agregue a la configuración en ejecución</text:p>
      <text:p text:style-name="P4">switchport port-security mac-address sticky</text:p>
      <text:p text:style-name="P4"/>
      <text:p text:style-name="P4"/>
      <text:p text:style-name="P12">Deshabilite todos los dem<text:span text:style-name="T1">ás</text:span> puertos usando range</text:p>
      <text:p text:style-name="P5">interface range fastethernet0/7-19</text:p>
      <text:p text:style-name="P5">shutdown</text:p>
      <text:p text:style-name="P5"/>
      <text:p text:style-name="P8">Para terminar, hacemos un copy running-config startup-config o write para que toda la configuración se muestre al arrancar</text:p>
      <text:p text:style-name="P6">copy running-config startup-config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2:44:50.320551307</meta:creation-date>
    <dc:date>2021-04-26T13:58:37.393976668</dc:date>
    <meta:editing-duration>PT22M1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4" meta:word-count="282" meta:character-count="1759" meta:non-whitespace-character-count="1539"/>
  </office:meta>
</office:document-meta>
</file>